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style:text-position="-33% 58%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style:text-position="-33% 58%" fo:font-size="32pt" style:font-size-asian="44pt" style:font-size-complex="44pt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style:font-name="Calibri2" style:font-name-asian="Calibri3" style:font-name-complex="Calibri3"/>
    </style:style>
    <style:style style:name="T29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Ebrima4" style:font-name-asian="Ebrima4" style:font-name-complex="Ebrima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28pt" style:font-size-asian="40pt" style:font-size-complex="40pt"/>
    </style:style>
    <style:style style:name="T34" style:family="text">
      <style:text-properties style:font-name="Calibri2" fo:font-size="14pt" fo:font-style="normal" fo:font-weight="normal" style:font-name-asian="Calibri3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T35" style:family="text">
      <style:text-properties style:font-name="Calibri2" fo:font-size="14pt" fo:font-style="italic" fo:font-weight="normal" style:font-name-asian="Calibri3" style:font-size-asian="18pt" style:font-style-asian="italic" style:font-weight-asian="normal" style:font-name-complex="Calibri3" style:font-size-complex="18pt" style:font-style-complex="italic" style:font-weight-complex="normal"/>
    </style:style>
    <style:style style:name="T36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-33% 58%" fo:font-style="italic" style:font-style-asian="italic" style:font-style-complex="italic"/>
    </style:style>
    <style:style style:name="T38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9" style:family="text">
      <style:text-properties style:text-position="0% 100%" style:font-name="Calibri2" style:font-name-asian="Calibri3" style:font-name-complex="Calibri3"/>
    </style:style>
    <style:style style:name="T40" style:family="text">
      <style:text-properties style:text-position="-33% 58%" style:font-name="Calibri3" style:font-name-asian="Calibri3" style:font-name-complex="Calibri3"/>
    </style:style>
    <style:style style:name="T41" style:family="text">
      <style:text-properties style:text-position="33% 58%" style:font-name="Calibri3" style:font-name-asian="Calibri3" style:font-name-complex="Calibri3"/>
    </style:style>
    <style:style style:name="T42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43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45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46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47" style:family="text">
      <style:text-properties style:text-position="-33% 58%" style:font-name-asian="Calibri3" style:font-name-complex="Calibri3"/>
    </style:style>
    <style:style style:name="T48" style:family="text">
      <style:text-properties style:text-position="0% 100%" style:font-name-asian="Calibri3" style:font-name-complex="Calibri3"/>
    </style:style>
    <style:style style:name="T49" style:family="text">
      <style:text-properties style:text-position="-33% 58%" fo:font-style="normal" style:font-name-asian="Calibri3" style:font-style-asian="normal" style:font-name-complex="Calibri3" style:font-style-complex="normal"/>
    </style:style>
    <style:style style:name="T50" style:family="text">
      <style:text-properties style:text-position="0% 100%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53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54" style:family="text">
      <style:text-properties style:text-position="0% 100%" style:font-name="Calibri3" style:font-name-asian="Calibri3" style:font-name-complex="Calibri3"/>
    </style:style>
    <style:style style:name="T55" style:family="text">
      <style:text-properties style:text-position="0% 100%"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6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Ampère'sche Gesetz, welches die Wechselwirkung zwischen zwei stromführenden Leitern (<text:span text:style-name="T4">Stromfäden</text:span>) beschreib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mpère'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86cm" svg:height="2.564cm" svg:x="7.756cm" svg:y="9.217cm">
          <text:p/>
          <draw:object xlink:href="../Ampere'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>d<text:span text:style-name="T1">r</text:span><text:span text:style-name="T22">1</text:span> × (d<text:span text:style-name="T1">r</text:span><text:span text:style-name="T22">2</text:span> × <text:span text:style-name="T1">r</text:span><text:span text:style-name="T22">12</text:span>) = d<text:span text:style-name="T1">r</text:span><text:span text:style-name="T22">2</text:span>(d<text:span text:style-name="T1">r</text:span><text:span text:style-name="T22">1</text:span> · <text:span text:style-name="T1">r</text:span><text:span text:style-name="T22">12</text:span>) − <text:span text:style-name="T1">r</text:span><text:span text:style-name="T22">12</text:span>(d<text:span text:style-name="T1">r</text:span><text:span text:style-name="T22">1</text:span> · d<text:span text:style-name="T1">r</text:span><text:span text:style-name="T22">2</text:span>)</text:p>
            <text:p>erhält man aus dem Ampère'schen Gesetz:</text:p>
            <text:p/>
            <text:p/>
            <text:p/>
            <text:p>Es gilt <text:span text:style-name="T1">F</text:span><text:span text:style-name="T22">12</text:span> = -<text:span text:style-name="T1">F</text:span><text:span text:style-name="T22">21</text:span></text:p>
          </draw:text-box>
        </draw:frame>
        <draw:frame draw:style-name="gr2" draw:text-style-name="P2" draw:layer="layout" svg:width="11.429cm" svg:height="2.564cm" svg:x="8.285cm" svg:y="10.717cm">
          <text:p/>
          <draw:object xlink:href="../Kraft%20zwischen%20zwei%20Leiter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3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betrachtet zwei unendlich lange, parallele, gerade Stromfäden im Abstand von 1m, die von gleichen Strömen <text:span text:style-name="T4">I</text:span><text:span text:style-name="T22">1</text:span> = <text:span text:style-name="T4">I</text:span><text:span text:style-name="T22">2</text:span> = <text:span text:style-name="T4">I</text:span> durchflossen werden. <text:span text:style-name="T4">I</text:span> beträgt gerade 1 A, wenn dadurch auf einen1m langen Leiterabschnitt eine Kraft <text:s/>von 2 · 10<text:span text:style-name="T17">−7</text:span> N ausgeübt wi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og zum elektrischen Feld, welches über die Coulomb-Kraft zwischen zwei Punktladungen definiert wird, definiert man die durch den Strom <text:span text:style-name="T4">I</text:span><text:span text:style-name="T22">2</text:span> in der Schleife <text:span text:style-name="T4">C</text:span><text:span text:style-name="T22">2</text:span> erzeugte magnetische Induktion durch das <text:span text:style-name="T18">Biot‑Savart‑Gesetz</text:span>:</text:p>
          </draw:text-box>
        </draw:frame>
        <draw:frame draw:style-name="gr2" draw:text-style-name="P2" draw:layer="layout" svg:width="9.876cm" svg:height="2.564cm" svg:x="9.061cm" svg:y="13.717cm">
          <text:p/>
          <draw:object xlink:href="../Magnetische%20Induktio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11cm" svg:x="1.4cm" svg:y="0.835cm" presentation:class="title" presentation:user-transformed="true">
          <draw:text-box>
            <text:p><text:span text:style-name="T24">Wie drückt man die Kraft </text:span><text:span text:style-name="T25">F</text:span><text:span text:style-name="T26">12</text:span><text:span text:style-name="T24"> mittels des vom Strom </text:span><text:span text:style-name="T27">I</text:span><text:span text:style-name="T26">2</text:span><text:span text:style-name="T24"> erzeugten </text:span><text:span text:style-name="T25">B</text:span><text:span text:style-name="T24">-Felds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377cm" svg:height="1.974cm" svg:x="9.811cm" svg:y="9.512cm">
          <text:p/>
          <draw:object xlink:href="../F12%20mit%20B2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uf beliebige Stromdichten <text:span text:style-name="T1">j</text:span>(<text:span text:style-name="T1">r</text:span>) verallgemeinerte Biot-Savart-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21cm" svg:height="2.294cm" svg:x="7.789cm" svg:y="9.352cm">
          <text:p/>
          <draw:object xlink:href="../Allgemeines%20Biot-Savart-Geset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groß ist die Kraft, die auf eine Stromdichte <text:span text:style-name="T1">j</text:span>(<text:span text:style-name="T1">r</text:span>) von einem von einer anderen Stromdichte erzeugten <text:span text:style-name="T1">B</text:span>-Feld ausgeübt wir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864cm">
          <text:p/>
          <draw:object xlink:href="../Kraft%20eines%20B-Felds%20auf%20andere%20Stromdichte%20j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<text:span text:style-name="T1">B</text:span> als Rotation eines Vektorfelds schreib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/>
            <text:p/>
            <text:p/>
            <text:p/>
            <text:p>schreibt man</text:p>
            <text:p/>
            <text:p/>
            <text:p/>
            <text:p><text:span text:style-name="T1">B</text:span> = rot <text:span text:style-name="T1">A</text:span></text:p>
          </draw:text-box>
        </draw:frame>
        <draw:frame draw:style-name="gr2" draw:text-style-name="P2" draw:layer="layout" svg:width="21.878cm" svg:height="4.741cm" svg:x="3.06cm" svg:y="6.329cm">
          <text:p/>
          <draw:object xlink:href="../Umformung%20Biot-Savart%20Rotation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1.375cm" svg:height="2.192cm" svg:x="8.312cm" svg:y="12.503cm">
          <text:p/>
          <draw:object xlink:href="../Biot-Savart%20Rotatio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B</text:span> = 0</text:p>
            <text:p/>
            <text:p>(die magnetische Induktion ist ein reines Rotationsfeld und als solches Quellenfrei)</text:p>
            <text:p/>
            <text:p>in integraler Form mithilfe des Gauß'schen Satzes:</text:p>
          </draw:text-box>
        </draw:frame>
        <draw:frame draw:style-name="gr2" draw:text-style-name="P2" draw:layer="layout" svg:width="6.311cm" svg:height="1.888cm" svg:x="10.844cm" svg:y="14.755cm">
          <text:p/>
          <draw:object xlink:href="../homogene%20Maxwell-Gleichung%20der%20Magnetostatik%20in%20integraler%20Form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in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<text:span text:style-name="T2">μ</text:span><text:span text:style-name="T28">0</text:span><text:span text:style-name="T3"> </text:span><text:span text:style-name="T8">j</text:span></text:p>
            <text:p><text:span text:style-name="T29"/></text:p>
            <text:p><text:span text:style-name="T29">Mit Hilfe des Stokes'schen Satzes ergibt sich die äquivalente integrale Form:</text:span></text:p>
            <text:p><text:span text:style-name="T29"/></text:p>
            <text:p><text:span text:style-name="T29"/></text:p>
            <text:p><text:span text:style-name="T29"/></text:p>
            <text:p><text:span text:style-name="T29">(</text:span><text:span text:style-name="T16">Ampère'sches Durchflutungsgesetz</text:span><text:span text:style-name="T29">)</text:span></text:p>
          </draw:text-box>
        </draw:frame>
        <draw:frame draw:style-name="gr2" draw:text-style-name="P2" draw:layer="layout" svg:width="10.146cm" svg:height="1.888cm" svg:x="8.926cm" svg:y="12.155cm">
          <text:p/>
          <draw:object xlink:href="../Ampere'sches%20Durchflutungsgesetz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B</text:span>-Linien eines geraden Leiter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konzentrischen Kreisen um den geraden Lei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B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164cm">
          <text:p/>
          <draw:object xlink:href="../Kraft%20eines%20B-Felds%20auf%20andere%20Stromdichte%20j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0.845cm" svg:height="1.27cm" svg:x="8.577cm" svg:y="12.964cm">
          <text:p/>
          <draw:object xlink:href="../Drehmoment%20eines%20B-Felds%20auf%20andere%20Stromdichte%20j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375cm" svg:height="2.192cm" svg:x="9.312cm" svg:y="9.403cm">
          <text:p/>
          <draw:object xlink:href="../Vektorpotential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A</text:span> ⇒ <text:span text:style-name="T1">A</text:span>' = <text:span text:style-name="T1">A</text:span> + grad <text:span text:style-name="T30">χ</text:span></text:p>
            <text:p/>
            <text:p><text:span text:style-name="T4">χ</text:span> darf dabei eine beliebige skalare Funktion sein, da in jedem Fall</text:p>
            <text:p>rot grad <text:span text:style-name="T4">χ</text:span><text:span text:style-name="T13"> = 0</text:span></text:p>
            <text:p><text:span text:style-name="T13">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A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aus der inhomogenen Maxwell-Gleichung mit der Coulomb-Eich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grad div <text:span text:style-name="T1">A</text:span> − Δ<text:span text:style-name="T1">A</text:span> = −Δ<text:span text:style-name="T1">A</text:span> = 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u <text:span text:style-name="T1">j</text:span> in einem Raumbereich <text:span text:style-name="T4">V</text:span> mit gegebenen Randbedingungen <text:span text:style-name="T4">S</text:span>(<text:span text:style-name="T4">V</text:span>)</text:p>
            <text:p>soll die Lösung der partiellen, inhomogenen, linearen Differenzialgleichung zweiter Ordnung für jede Komponente von <text:span text:style-name="T1">A</text:span> gefunden werden:</text:p>
            <text:p>Δ<text:span text:style-name="T1">A</text:span> = −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85cm" svg:height="2.192cm" svg:x="9.907cm" svg:y="9.403cm">
          <text:p/>
          <draw:object xlink:href="../Magnetisches%20Momen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31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5cm" svg:height="2.294cm" svg:x="9.774cm" svg:y="9.352cm">
          <text:p/>
          <draw:object xlink:href="../Vektorpotential%20in%20großem%20Abstand%20vom%20j%20-Bereich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Magnetische Induktion einer lokalen Stromvertei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211cm" svg:height="2.515cm" svg:x="9.394cm" svg:y="9.242cm">
          <text:p/>
          <draw:object xlink:href="../Magnetische%20Induktion%20einer%20lokalen%20Stromverteil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661cm" svg:height="2.302cm" svg:x="9.669cm" svg:y="9.348cm">
          <text:p/>
          <draw:object xlink:href="../magnetisches%20Moment%20eines%20geschlossenen,%20ebenen%20Stromkreise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>wegen</text:p>
            <text:p/>
            <text:p><text:span text:style-name="T32">folgt:</text:span><text:span text:style-name="T18"> ein homogenes B-Feld übt auf eine stationäre Stromverteilung keine Kraft aus</text:span></text:p>
          </draw:text-box>
        </draw:frame>
        <draw:frame draw:style-name="gr2" draw:text-style-name="P2" draw:layer="layout" svg:width="8.614cm" svg:height="1.27cm" svg:x="9.692cm" svg:y="8.164cm">
          <text:p/>
          <draw:object xlink:href="../Kraft%20eines%20homogenen%20Magnetfelds%20auf%20eine%20stationäre%20Stromverteilung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5.281cm" svg:height="1.27cm" svg:x="11.359cm" svg:y="10.864cm">
          <text:p/>
          <draw:object xlink:href="../Integral%20über%20die%20Stromdichte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s Drehmoment übt ein homogenes Magnetfeld auf eine stationäre Stromverteilung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811cm" svg:height="1.27cm" svg:x="8.594cm" svg:y="9.864cm">
          <text:p/>
          <draw:object xlink:href="../Drehmoment%20eines%20homogenen%20Magnetfelds%20auf%20eine%20stationäre%20Stromverteil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B</text:span>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4">V</text:span> = -<text:span text:style-name="T1">m</text:span> <text:span text:style-name="T2">∙</text:span><text:span text:style-name="T3"> </text:span><text:span text:style-name="T8">B</text:span></text:p>
            <text:p><text:span text:style-name="T29"/></text:p>
            <text:p><text:span text:style-name="T34">(Allgemein ist die Kraft als negativer Gradient einer potenziellen Energie </text:span><text:span text:style-name="T35">V</text:span><text:span text:style-name="T34"> definier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teilt die gemittelte Stromdichte <text:span text:style-name="T1">j</text:span><text:span text:style-name="T36">m</text:span> in zwei Bestandteile auf: es gibt Beiträge aus freien und gebundenen Ladungen.</text:p>
            <text:p>Letzterer wird in zwei weitere Bestandteile zerlegt: <text:span text:style-name="T1">j</text:span><text:span text:style-name="T22">p</text:span> die Stromdichte der Polarisationsladungen und <text:span text:style-name="T1">j</text:span><text:span text:style-name="T22">mag</text:span>, die Magnetisierungsstromdichte.</text:p>
            <text:p/>
            <text:p>Sie resultiert aus den Bewegungen der Atomelektronen auf ihren stationären Bahnen um die Kerne. Jede dieser Bewegungen stellt einen kleinen magnetischen Dipol dar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23">Was versteht man unter der Magnetisierung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gnetisierung <text:span text:style-name="T1">M</text:span> entspricht dem <text:span text:style-name="T18">mittleren magnetischen Moment pro Volumen</text:span>. Die magnetischen Momente <text:span text:style-name="T1">m</text:span><text:span text:style-name="T37">i</text:span> werden durch innere und äußere Felder beeinflusst, d.h. <text:span text:style-name="T1">M</text:span>(<text:span text:style-name="T1">r</text:span>) wird ein Funktional dieser Felder sein und muß als solches mithilfe von Modellen berechnet werden!</text:p>
          </draw:text-box>
        </draw:frame>
        <draw:frame draw:style-name="gr2" draw:text-style-name="P2" draw:layer="layout" svg:width="7.648cm" svg:height="2.456cm" svg:x="10.175cm" svg:y="6.071cm">
          <text:p/>
          <draw:object xlink:href="../Magnetisier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23">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Magnetfeld <text:span text:style-name="T1">H</text:span> ist wie folgt festgelegt:</text:p>
          </draw:text-box>
        </draw:frame>
        <draw:frame draw:style-name="gr2" draw:text-style-name="P2" draw:layer="layout" svg:width="5.242cm" svg:height="1.941cm" svg:x="11.378cm" svg:y="12.229cm">
          <text:p/>
          <draw:object xlink:href="../Magnetfeld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kroskopischen, inhomogenen Maxwell-Gleichungen lauten:</text:p>
            <text:p>rot <text:span text:style-name="T1">H</text:span> = <text:span text:style-name="T1">j</text:span><text:span text:style-name="T22">f</text:span></text:p>
            <text:p>div <text:span text:style-name="T1">B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8">E</text:span><text:span text:style-name="T23">, </text:span><text:span text:style-name="T38">D</text:span><text:span text:style-name="T23"> und </text:span><text:span text:style-name="T38">P</text:span><text:span text:style-name="T23"> der Elektrostatik und </text:span><text:span text:style-name="T38">A</text:span><text:span text:style-name="T23">, </text:span><text:span text:style-name="T38">H</text:span><text:span text:style-name="T23"> und </text:span><text:span text:style-name="T38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8">E</text:span><text:span text:style-name="T23">, </text:span><text:span text:style-name="T38">D</text:span><text:span text:style-name="T23"> und </text:span><text:span text:style-name="T38">P</text:span><text:span text:style-name="T23"> der Elektrostatik und </text:span><text:span text:style-name="T38">B</text:span><text:span text:style-name="T23">, </text:span><text:span text:style-name="T38">H</text:span><text:span text:style-name="T23"> und </text:span><text:span text:style-name="T38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ie Definition des makroskopischen Magnetfeldes <text:span text:style-name="T1">H</text:span> erfolgt analog zu der der dielektrischen Verschiebung <text:span text:style-name="T1">D</text:span>, bei beiden handelt es sich genau genommen nur um Hilfsgrößen.</text:p>
            <text:p/>
            <text:p><text:span text:style-name="T1">M</text:span> ist ähnlich wie die makroskopische Polarisation <text:span text:style-name="T1">P</text:span> nur durch eine Gleichung definiert, sie sind beide ein Funktional innerer und äußerer Felder und müssen mithilfe von Modellen berechnet werden.</text:p>
            <text:p/>
            <text:p>Die eigentlichen Messgrößen sind die Felder <text:span text:style-name="T1">B</text:span> und <text:span text:style-name="T1">E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magnetische Suszeptibilität <text:span text:style-name="T4">χ</text:span><text:span text:style-name="T22">m</text:span>, definiert durch</text:p>
            <text:p><text:span text:style-name="T1">M</text:span> = <text:span text:style-name="T4">χ</text:span><text:span text:style-name="T22">m</text:span> <text:span text:style-name="T1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6.042cm" svg:x="1.4cm" svg:y="4.984cm" presentation:class="subtitle" presentation:user-transformed="true">
          <draw:text-box>
            <text:p>Diamagnetismus ist charakterisiert durch:</text:p>
            <text:p><text:span text:style-name="T4">χ</text:span><text:span text:style-name="T22">m</text:span> &lt; 0 ;<text:tab/><text:tab/><text:span text:style-name="T4">χ</text:span><text:span text:style-name="T22">m</text:span> = const</text:p>
            <text:p>Es handelt sich um einen reinen Induktionseffekt, Diamagnete enthalten keine permanenten magnetischen Dipole. Es ist eine Eigenschaft <text:span text:style-name="T18">aller</text:span> Stoffe. Allerdings ist er meist sehr schwach und wird durch Para- oder kollektiven Magnetismus überlagert. Supraleiter sind durch den Meißner-Ochsenfeld-Effekt: <text:span text:style-name="T4">χ</text:span><text:span text:style-name="T22">m</text:span> = −1 ⇒ ideale Diamagnete.</text:p>
            <text:p/>
            <text:p>Paramagnetismus ist charakterisiert durch:</text:p>
            <text:p><text:span text:style-name="T4">χ</text:span><text:span text:style-name="T22">m</text:span> &gt; 0 ;<text:tab/><text:tab/><text:span text:style-name="T4">χ</text:span><text:span text:style-name="T22">m</text:span> = <text:span text:style-name="T4">χ</text:span><text:span text:style-name="T22">m</text:span>(<text:span text:style-name="T4">T</text:span>)</text:p>
            <text:p>Entscheidende Voraussetzung für Paramagnetismus ist die Existenz von <text:span text:style-name="T18">permanenten</text:span> magnetischen Dipolen, die im Feld mehr oder weniger stark ausgerichtet werden. Ist eine <text:span text:style-name="T18">innere</text:span> Elektronenschale <text:span text:style-name="T18">nicht</text:span> vollständig besetzt, bleibt ein magnetisches Moment <text:span text:style-name="T1">m</text:span>, eine für <text:span text:style-name="T18">magnetische Isolatoren</text:span> typische Situ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2.761cm" svg:x="1.4cm" svg:y="6.624cm" presentation:class="subtitle" presentation:user-transformed="true">
          <draw:text-box>
            <text:p>Diamagnetismus ist charakterisiert durch:</text:p>
            <text:p><text:span text:style-name="T4">χ</text:span><text:span text:style-name="T22">m</text:span> &lt; 0 ;<text:tab/><text:tab/><text:span text:style-name="T4">χ</text:span><text:span text:style-name="T22">m</text:span> = const</text:p>
            <text:p>Es handelt sich um einen reinen Induktionseffekt, Diamagnete enthalten keine permanenten magnetischen Dipole. Es ist eine Eigenschaft <text:span text:style-name="T18">aller</text:span> Stoffe. Allerdings ist er meist sehr schwach und wird durch Para- oder kollektiven Magnetismus überlagert.</text:p>
            <text:p/>
            <text:p>Paramagnetismus ist charakterisiert durch:</text:p>
            <text:p><text:span text:style-name="T4">χ</text:span><text:span text:style-name="T22">m</text:span> &gt; 0 ;<text:tab/><text:tab/><text:span text:style-name="T4">χ</text:span><text:span text:style-name="T22">m</text:span> = <text:span text:style-name="T4">χ</text:span><text:span text:style-name="T22">m</text:span>(<text:span text:style-name="T4">T</text:span>)</text:p>
            <text:p>Entscheidende Voraussetzung für Paramagnetismus ist die Existenz von <text:span text:style-name="T18">permanenten</text:span> magnetischen Dipolen, die im Feld mehr oder weniger stark ausgerichtet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Elektronen kann eine Elektronenhülle maximal aufneh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2<text:span text:style-name="T4">n</text:span><text:span text:style-name="T17">2</text:span>,</text:p>
            <text:p>wobei die so genannte Hauptquantenzahl <text:span text:style-name="T4">n</text:span> <text:span text:style-name="T4">von innen nach außen</text:span> die Werte <text:span text:style-name="T4">n</text:span> = 1,2,3,... durch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e betragsmäßig sehr große magnetische Suszeptibilität <text:span text:style-name="T4">χ</text:span><text:span text:style-name="T22">m</text:span>, sowie eine Ausrichtung der magnetischen Momente abhängig von der Temperatur: bei <text:span text:style-name="T4">T</text:span> = 0 sind alle Momente parallel ausgerichtet, ab <text:span text:style-name="T4">T</text:span> = <text:span text:style-name="T4">T</text:span><text:span text:style-name="T22">C</text:span> (Curie-Temperatur) verhält sich der Ferromagnet wie ein normaler Paramagnet.</text:p>
            <text:p>Typisch ist außerdem die <text:span text:style-name="T4">Remanenz</text:span>, eine Restmagnetisierung nach einer Aufmagnetisierung durch ein äußeres Feld (Hysteresekurve!)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eim Ferrimagnetismus setzt sich das Festkörpergitter aus zwei ferromagnetischen Untergittern <text:span text:style-name="T13">A</text:span> und <text:span text:style-name="T13">B</text:span> zusammen, die unterschiedliche Magnetisierungen <text:span text:style-name="T1">M</text:span><text:span text:style-name="T22">A</text:span> <text:span text:style-name="T2">≠</text:span><text:span text:style-name="T3"> </text:span><text:span text:style-name="T8">M</text:span><text:span text:style-name="T28">B</text:span><text:span text:style-name="T3"> aufweisen, wobei </text:span><text:span text:style-name="T8">M</text:span><text:span text:style-name="T3"> = </text:span><text:span text:style-name="T8">M</text:span><text:span text:style-name="T28">A</text:span><text:span text:style-name="T3"> + </text:span><text:span text:style-name="T8">M</text:span><text:span text:style-name="T28">B</text:span><text:span text:style-name="T3"> </text:span><text:span text:style-name="T2">≠ 0</text:span></text:p>
            <text:p><text:span text:style-name="T2"/></text:p>
            <text:p><text:span text:style-name="T2">Der Antiferromagnetismus ist ein Spezialfall davon, für den gilt:</text:span></text:p>
            <text:p><text:span text:style-name="T8">M</text:span><text:span text:style-name="T28">A</text:span><text:span text:style-name="T3"> = -</text:span><text:span text:style-name="T8">M</text:span><text:span text:style-name="T28">B</text:span></text:p>
            <text:p><text:span text:style-name="T39">Die beiden Untergitter sind entgegengesetzt gleich magnetisiert, die Gesamtmagnetisierung ist also stets Nul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B</text:span> und <text:span text:style-name="T1">H</text:span> an Grenzflächen?</text:p>
          </draw:text-box>
        </draw:frame>
        <draw:frame presentation:style-name="pr2" draw:layer="layout" svg:width="25.199cm" svg:height="12.943cm" svg:x="1.4cm" svg:y="4.532cm" presentation:class="subtitle" presentation:user-transformed="true">
          <draw:text-box>
            <text:p>Die <text:span text:style-name="T18">Normalkomponente</text:span> der magnetischen Induktion ist an der Grenzfläche stetig (sie geht naht- und knicklos ineinander über):</text:p>
            <text:p><text:span text:style-name="T1">B</text:span><text:span text:style-name="T22">2</text:span><text:span text:style-name="T37">n</text:span> = <text:span text:style-name="T1">B</text:span><text:span text:style-name="T22">1</text:span><text:span text:style-name="T37">n</text:span></text:p>
            <text:p>Bei unterschiedlichen Permeabilitäten <text:span text:style-name="T2">μ</text:span><text:span text:style-name="T40">r</text:span><text:span text:style-name="T41">(1)</text:span><text:span text:style-name="T2">, </text:span><text:span text:style-name="T2">μ</text:span><text:span text:style-name="T42">r</text:span><text:span text:style-name="T41">(2)</text:span><text:span text:style-name="T2"> gilt das aber nicht mehr für die Magnetfelder:</text:span></text:p>
            <text:p><text:span text:style-name="T2"/></text:p>
            <text:p><text:span text:style-name="T2"/></text:p>
            <text:p><text:span text:style-name="T2"/></text:p>
            <text:p><text:span text:style-name="T2">Sei </text:span><text:span text:style-name="T43">t</text:span><text:span text:style-name="T2"> die Flächennormale von </text:span><text:span text:style-name="T2">Δ</text:span><text:span text:style-name="T43">F</text:span><text:span text:style-name="T44"> </text:span><text:span text:style-name="T44">= </text:span><text:span text:style-name="T44">Δ</text:span><text:span text:style-name="T45">F</text:span><text:span text:style-name="T43">t</text:span><text:span text:style-name="T44">, tangential zur Grenzfläche (orthogonal zu </text:span><text:span text:style-name="T43">n</text:span><text:span text:style-name="T44"> der Grenzfläche</text:span><text:span text:style-name="T44">).</text:span><text:span text:style-name="T2"> Die </text:span><text:span text:style-name="T46">Tangentialkomponente</text:span><text:span text:style-name="T2"> der magnetischen Induktion </text:span><text:span text:style-name="T43">B</text:span><text:span text:style-name="T2"> hingegen ist dann selbst für </text:span><text:span text:style-name="T43">j</text:span><text:span text:style-name="T40">F</text:span><text:span text:style-name="T2"> = 0 unstetig, während die des </text:span><text:span text:style-name="T43">H</text:span><text:span text:style-name="T2">-Feldes stetig ist:</text:span></text:p>
          </draw:text-box>
        </draw:frame>
        <draw:frame draw:style-name="gr2" draw:text-style-name="P2" draw:layer="layout" svg:width="4.937cm" svg:height="2.666cm" svg:x="11.531cm" svg:y="10.266cm">
          <text:p/>
          <draw:object xlink:href="../Normalkomponente%20eines%20Magnetfeldes%20an%20der%20Grenzfläche%20zweier%20Medien%20mit%20unterschiedlichen%20Permeabilitäte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2" draw:layer="layout" svg:width="12.885cm" svg:height="2.666cm" svg:x="7.557cm" svg:y="17.466cm">
          <text:p/>
          <draw:object xlink:href="../Tangentialkomponente%20eines%20Magnetfelds%20an%20der%20Grenzfläche%20zweier%20Medien%20mit%20unterschiedlichen%20Permeabilitäte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ucht man das Feldverhalten an Grenz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m Falle der Normalkomponente mit einem Gauß'schen Kästchen, im Falle der Tangentialkomponente mit einer Stokes'schen Fläche. Die Stokes'sche Fläche ist orthogonal zur Grenzfläche orient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für Materi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B</text:span> = 0</text:p>
            <text:p>rot <text:span text:style-name="T1">H</text:span> =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3.125cm" svg:x="1.4cm" svg:y="6.441cm" presentation:class="subtitle" presentation:user-transformed="true">
          <draw:text-box>
            <text:p>Für <text:span text:style-name="T1">j</text:span> <text:span text:style-name="T2">≡</text:span><text:span text:style-name="T3"> 0 erhält man wegen rot </text:span><text:span text:style-name="T8">H</text:span><text:span text:style-name="T3"> = 0:</text:span></text:p>
            <text:p><text:span text:style-name="T9">H</text:span><text:span text:style-name="T10"> = −∇</text:span><text:span text:style-name="T12">φ</text:span><text:span text:style-name="T47">m</text:span></text:p>
            <text:p><text:span text:style-name="T48"/></text:p>
            <text:p><text:span text:style-name="T48">Für ein lineares Medium mit zumindest stückweise konstantem μ</text:span><text:span text:style-name="T49">r</text:span><text:span text:style-name="T48"> folgt aus div </text:span><text:span text:style-name="T50">B</text:span><text:span text:style-name="T48"> = 0 die Laplace-Gleichung </text:span><text:span text:style-name="T51">Δ</text:span><text:span text:style-name="T52">φ</text:span><text:span text:style-name="T53">m</text:span><text:span text:style-name="T51"> = 0</text:span><text:span text:style-name="T48">.</text:span></text:p>
            <text:p><text:span text:style-name="T48"/></text:p>
            <text:p><text:span text:style-name="T48"/></text:p>
            <text:p><text:span text:style-name="T48">Ebenso für </text:span><text:span text:style-name="T50">M</text:span><text:span text:style-name="T48">(</text:span><text:span text:style-name="T50">r</text:span><text:span text:style-name="T48">) </text:span><text:span text:style-name="T54">≠</text:span><text:span text:style-name="T39"> 0 mit <text:s/></text:span><text:span text:style-name="T55">j</text:span><text:span text:style-name="T39"> </text:span><text:span text:style-name="T54">≡</text:span><text:span text:style-name="T39"> 0 in </text:span><text:span text:style-name="T56">V</text:span><text:span text:style-name="T51">:</text:span></text:p>
            <text:p><text:span text:style-name="T51">Δ</text:span><text:span text:style-name="T52">φ</text:span><text:span text:style-name="T53">m</text:span><text:span text:style-name="T51"> = div </text:span><text:span text:style-name="T55">M</text:span></text:p>
            <text:p><text:span text:style-name="T51"/></text:p>
            <text:p><text:span text:style-name="T51">Liegen keine Randbedingungen im Endlichen vor, findet man ein Poisson-Integr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7.594cm" svg:height="2.429cm" svg:x="10.202cm" svg:y="9.285cm">
          <text:p/>
          <draw:object xlink:href="../Magnetfeld%20einer%20Kugel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9T01:07:53.871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292"/>
  </office:meta>
</office:document-meta>
</file>